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fo:font-weight="bold" style:font-weight-asian="bold" style:font-weight-complex="bold"/>
    </style:style>
    <style:style style:name="P3" style:family="paragraph" style:parent-style-name="Standard">
      <style:text-properties fo:language="pl" fo:country="PL" fo:font-style="italic" style:font-style-asian="italic" style:font-style-complex="italic"/>
    </style:style>
    <style:style style:name="P4" style:family="paragraph" style:parent-style-name="Standard">
      <style:text-properties fo:language="pl" fo:country="PL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language="pl" fo:country="PL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language="pl" fo:country="PL" fo:font-style="normal" style:font-style-asian="normal" style:font-style-complex="normal"/>
    </style:style>
    <style:style style:name="P7" style:family="paragraph" style:parent-style-name="Standard"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pl" fo:country="PL"/>
    </style:style>
    <style:style style:name="P9" style:family="paragraph" style:parent-style-name="Standard">
      <style:text-properties fo:language="pl" fo:country="PL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dręczniki:</text:p>
      <text:p text:style-name="P1">[1] Cormen, Rivest, Lieserson, and Co, <text:span text:style-name="T1">Wprowadzenie do algorytmów</text:span>, WNT</text:p>
      <text:p text:style-name="P1">[2] Aho, Hopcroft, Ullman, <text:span text:style-name="T1">Projektowanie i analiza algorytmów</text:span>, Helion</text:p>
      <text:p text:style-name="P1">[3] Knuth, <text:span text:style-name="T1">Sztuka Programowania</text:span>, tomy 1,2,3, <text:s/>WNT</text:p>
      <text:p text:style-name="P1">[4] Drozdek, <text:span text:style-name="T1">Algorytmy i struktury danych w C++</text:span>, Helion</text:p>
      <text:p text:style-name="P1">[5] Banachowski, Diks, Rytter, <text:span text:style-name="T1">Algorytmy i struktury danych</text:span>, WNT</text:p>
      <text:p text:style-name="P1">[6] Parberry, <text:span text:style-name="T1">Wykład pdf</text:span></text:p>
      <text:p text:style-name="P1">[7] Wilf, <text:span text:style-name="T1">Wykład pdf</text:span></text:p>
      <text:p text:style-name="P1"/>
      <text:p text:style-name="P1">Goodrich, Tamassia, <text:span text:style-name="T1">Data structures and Algoriths in JAVA</text:span>, Wiley</text:p>
      <text:p text:style-name="P1">Sedgewick, <text:span text:style-name="T1">Algorytmy w C++</text:span>, tomy: 1, 2, RM</text:p>
      <text:p text:style-name="P3"><text:span text:style-name="T3">Neapolitan</text:span>, <text:span text:style-name="T3">Naimipour</text:span>, Podstawy algorytmów z przykladami w C++, Helion</text:p>
      <text:p text:style-name="P5"/>
      <text:p text:style-name="P5">Strony:</text:p>
      <text:p text:style-name="P6"><text:a xlink:type="simple" xlink:href="http://www.algorytm.org/">www.algorytm.org</text:a></text:p>
      <text:p text:style-name="P6">ocw.mit.edu oraz books.goole.com – introduction to algorithms</text:p>
      <text:p text:style-name="P6">strona towarzystwa ECCC</text:p>
      <text:p text:style-name="P6"/>
      <text:p text:style-name="P5">Przykładowe tematy referatów:</text:p>
      <text:p text:style-name="P4"/>
      <text:p text:style-name="P4">Sieci/Telekomunikacja:</text:p>
      <text:p text:style-name="P7">Pola komutacyjne, switche ATM</text:p>
      <text:p text:style-name="P7">Protokoły routingu, routery sprzętowe</text:p>
      <text:p text:style-name="P7">Kody korekcyjne, VoIP</text:p>
      <text:p text:style-name="P4"/>
      <text:p text:style-name="P4">Bazy danych:</text:p>
      <text:p text:style-name="P7">B-drzewa</text:p>
      <text:p text:style-name="P7">Data mining w dużych bazach</text:p>
      <text:p text:style-name="P7">Data mining w intenecie</text:p>
      <text:p text:style-name="P7"/>
      <text:p text:style-name="P4">Inżynierja programowania:</text:p>
      <text:p text:style-name="P7">Języki funkcyjne SML, ocaml</text:p>
      <text:p text:style-name="P7">Dowodzenie poprawności oprogramowania</text:p>
      <text:p text:style-name="P7">Narzędzia prototypowania</text:p>
      <text:p text:style-name="P7">Budowa jądra Linuxa</text:p>
      <text:p text:style-name="P7">Pisanie driverów </text:p>
      <text:p text:style-name="P7"/>
      <text:p text:style-name="P4">Grafika:</text:p>
      <text:p text:style-name="P7">Algorytmy w systemach CAD, grach, filmie</text:p>
      <text:p text:style-name="P7">Biblioteka OpenGL</text:p>
      <text:p text:style-name="P4"/>
      <text:p text:style-name="P4">Wszyscy:</text:p>
      <text:p text:style-name="P7">Superkomputery</text:p>
      <text:p text:style-name="P7">Aplikacje na urządzenia mobilne</text:p>
      <text:p text:style-name="P7">Chmury obliczeniowe</text:p>
      <text:p text:style-name="P7">Infrastruktura klucza publicznego</text:p>
      <text:p text:style-name="P7">Systemy IDS</text:p>
      <text:p text:style-name="P7">Oprogramowanie typu Mindstorms</text:p>
      <text:p text:style-name="P7">Kompresja danych, algorytmy dsp</text:p>
      <text:p text:style-name="P7">Latex</text:p>
      <text:p text:style-name="P6"/>
      <text:p text:style-name="P5">Ocena finalna: <text:span text:style-name="T2">Klasówki + Referat + Egzam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7-10-02T21:56:19</meta:creation-date>
    <dc:date>2013-09-30T00:10:54.73</dc:date>
    <dc:language>pl-PL</dc:language>
    <meta:editing-cycles>4</meta:editing-cycles>
    <meta:editing-duration>PT16M28S</meta:editing-duration>
    <meta:document-statistic meta:table-count="0" meta:image-count="0" meta:object-count="0" meta:page-count="1" meta:paragraph-count="43" meta:word-count="171" meta:character-count="1293"/>
    <meta:user-defined meta:name="Info 1"/>
    <meta:user-defined meta:name="Info 2"/>
    <meta:user-defined meta:name="Info 3"/>
    <meta:user-defined meta:name="Info 4"/>
  </office:meta>
</office:document-meta>
</file>